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text-properties style:font-name="Linux Libertine O" fo:font-size="12pt" officeooo:paragraph-rsid="00332175" style:font-size-asian="12pt" style:font-size-complex="12pt"/>
    </style:style>
    <style:style style:name="P2" style:family="paragraph" style:parent-style-name="Heading">
      <style:text-properties style:font-name="Linux Libertine O" fo:font-size="12pt" officeooo:rsid="0030eb10" officeooo:paragraph-rsid="00332175" style:font-size-asian="12pt" style:font-size-complex="12pt"/>
    </style:style>
    <style:style style:name="P3" style:family="paragraph" style:parent-style-name="Standard">
      <style:text-properties style:font-name="Linux Libertine O" fo:font-size="12pt" officeooo:rsid="0030eb10" officeooo:paragraph-rsid="00332175" style:font-size-asian="12pt" style:font-size-complex="12pt"/>
    </style:style>
    <style:style style:name="P4" style:family="paragraph" style:parent-style-name="Standard">
      <style:text-properties style:font-name="Linux Libertine O" fo:font-size="12pt" officeooo:rsid="0030eb10" officeooo:paragraph-rsid="0030eb10" style:font-size-asian="12pt" style:font-size-complex="12pt"/>
    </style:style>
    <style:style style:name="P5" style:family="paragraph" style:parent-style-name="Standard">
      <style:text-properties style:font-name="Linux Libertine O" fo:font-size="12pt" officeooo:rsid="0030eb10" officeooo:paragraph-rsid="00338d4a" style:font-size-asian="12pt" style:font-size-complex="12pt"/>
    </style:style>
    <style:style style:name="P6" style:family="paragraph" style:parent-style-name="Standard">
      <style:text-properties style:font-name="Linux Libertine O" fo:font-size="12pt" officeooo:rsid="0030eb10" officeooo:paragraph-rsid="00353b97" style:font-size-asian="12pt" style:font-size-complex="12pt"/>
    </style:style>
    <style:style style:name="P7" style:family="paragraph" style:parent-style-name="Standard">
      <style:text-properties style:font-name="Linux Libertine O" fo:font-size="12pt" style:font-size-asian="12pt" style:font-size-complex="12pt"/>
    </style:style>
    <style:style style:name="P8" style:family="paragraph" style:parent-style-name="Standard">
      <style:text-properties style:font-name="Linux Libertine O" fo:font-size="12pt" officeooo:rsid="0032706e" officeooo:paragraph-rsid="0032706e" style:font-size-asian="12pt" style:font-size-complex="12pt"/>
    </style:style>
    <style:style style:name="P9" style:family="paragraph" style:parent-style-name="Standard">
      <style:text-properties style:font-name="Linux Libertine O" fo:font-size="12pt" officeooo:rsid="00338d4a" officeooo:paragraph-rsid="00338d4a" style:font-size-asian="12pt" style:font-size-complex="12pt"/>
    </style:style>
    <style:style style:name="P10" style:family="paragraph" style:parent-style-name="Standard">
      <style:text-properties style:font-name="Linux Libertine O" fo:font-size="12pt" officeooo:rsid="00353b97" officeooo:paragraph-rsid="00353b97" style:font-size-asian="12pt" style:font-size-complex="12pt"/>
    </style:style>
    <style:style style:name="P11" style:family="paragraph" style:parent-style-name="Standard">
      <style:text-properties style:font-name="Linux Libertine O" officeooo:rsid="0030eb10" officeooo:paragraph-rsid="00332175"/>
    </style:style>
    <style:style style:name="P12" style:family="paragraph" style:parent-style-name="Standard">
      <style:text-properties style:font-name="Linux Libertine O" officeooo:rsid="0032706e" officeooo:paragraph-rsid="00332175"/>
    </style:style>
    <style:style style:name="P13" style:family="paragraph" style:parent-style-name="Standard">
      <style:text-properties style:font-name="Linux Libertine O" officeooo:rsid="00332175" officeooo:paragraph-rsid="00332175"/>
    </style:style>
    <style:style style:name="P14" style:family="paragraph" style:parent-style-name="Standard">
      <style:text-properties style:font-name="Linux Libertine O" officeooo:rsid="00353b97" officeooo:paragraph-rsid="00353b97"/>
    </style:style>
    <style:style style:name="P15" style:family="paragraph" style:parent-style-name="Standard">
      <style:text-properties fo:color="#3465a4" loext:opacity="100%" style:font-name="Linux Libertine O" fo:font-size="14pt" fo:font-weight="bold" officeooo:rsid="00332175" officeooo:paragraph-rsid="00332175" style:font-name-asian="Noto Sans CJK SC Regular" style:font-size-asian="14pt" style:font-weight-asian="bold" style:font-name-complex="FreeSans1" style:font-size-complex="14pt" style:font-weight-complex="bold"/>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2f7a5d" style:font-name-asian="Noto Sans CJK SC Regular" style:font-size-asian="14pt" style:font-weight-asian="bold" style:font-name-complex="FreeSans1" style:font-size-complex="14pt" style:font-weight-complex="bold"/>
    </style:style>
    <style:style style:name="T3" style:family="text">
      <style:text-properties fo:color="#3465a4" loext:opacity="100%" style:font-name="Linux Libertine O" fo:font-size="14pt" fo:font-weight="bold" officeooo:rsid="00332175" style:font-name-asian="Noto Sans CJK SC Regular" style:font-size-asian="14pt" style:font-weight-asian="bold" style:font-name-complex="FreeSans1" style:font-size-complex="14pt" style:font-weight-complex="bold"/>
    </style:style>
    <style:style style:name="T4" style:family="text">
      <style:text-properties fo:color="#3465a4" loext:opacity="100%" fo:font-size="14pt" fo:font-weight="bold" style:font-name-asian="Noto Sans CJK SC Regular" style:font-size-asian="14pt" style:font-weight-asian="bold" style:font-name-complex="FreeSans1" style:font-size-complex="14pt" style:font-weight-complex="bold"/>
    </style:style>
    <style:style style:name="T5" style:family="text">
      <style:text-properties fo:color="#3465a4" loext:opacity="100%" fo:font-size="14pt" fo:font-weight="bold" officeooo:rsid="00332175" style:font-name-asian="Noto Sans CJK SC Regular" style:font-size-asian="14pt" style:font-weight-asian="bold" style:font-name-complex="FreeSans1" style:font-size-complex="14pt" style:font-weight-complex="bold"/>
    </style:style>
    <style:style style:name="T6" style:family="text">
      <style:text-properties fo:color="#3465a4" loext:opacity="100%" fo:font-size="14pt" fo:font-weight="bold" officeooo:rsid="00338d4a" style:font-name-asian="Noto Sans CJK SC Regular" style:font-size-asian="14pt" style:font-weight-asian="bold" style:font-name-complex="FreeSans1" style:font-size-complex="14pt" style:font-weight-complex="bold"/>
    </style:style>
    <style:style style:name="T7" style:family="text">
      <style:text-properties fo:color="#3465a4" loext:opacity="100%" fo:font-size="14pt" fo:font-weight="bold" officeooo:rsid="00366195" style:font-name-asian="Noto Sans CJK SC Regular" style:font-size-asian="14pt" style:font-weight-asian="bold" style:font-name-complex="FreeSans1" style:font-size-complex="14pt" style:font-weight-complex="bold"/>
    </style:style>
    <style:style style:name="T8" style:family="text">
      <style:text-properties fo:color="#004586" loext:opacity="100%" style:font-name="Linux Libertine O" fo:font-size="18.2000007629395pt" style:font-size-asian="18.2000007629395pt" style:font-size-complex="18.2000007629395pt" style:font-weight-complex="600"/>
    </style:style>
    <style:style style:name="T9" style:family="text">
      <style:text-properties fo:color="#004586" loext:opacity="100%" style:font-name="Linux Libertine O" fo:font-size="18.2000007629395pt" officeooo:rsid="002f7a5d" style:font-size-asian="18.2000007629395pt" style:font-size-complex="18.2000007629395pt" style:font-weight-complex="600"/>
    </style:style>
    <style:style style:name="T10" style:family="text">
      <style:text-properties fo:color="#004586" loext:opacity="100%" style:font-name="Linux Libertine O" fo:font-size="18.2000007629395pt" officeooo:rsid="00338d4a" style:font-size-asian="18.2000007629395pt" style:font-size-complex="18.2000007629395pt" style:font-weight-complex="600"/>
    </style:style>
    <style:style style:name="T11" style:family="text">
      <style:text-properties fo:color="#004586" loext:opacity="100%" style:font-name="Linux Libertine O" fo:font-size="18.2000007629395pt" officeooo:rsid="00366195" style:font-size-asian="18.2000007629395pt" style:font-size-complex="18.2000007629395pt" style:font-weight-complex="600"/>
    </style:style>
    <style:style style:name="T12" style:family="text">
      <style:text-properties fo:color="#004586" loext:opacity="100%" style:font-name="Linux Libertine O" fo:font-size="18.2000007629395pt" fo:font-weight="bold" officeooo:rsid="002f7a5d" style:font-name-asian="Noto Sans CJK SC Regular" style:font-size-asian="18.2000007629395pt" style:font-weight-asian="bold" style:font-name-complex="FreeSans1" style:font-size-complex="18.2000007629395pt" style:font-weight-complex="600"/>
    </style:style>
    <style:style style:name="T13" style:family="text">
      <style:text-properties officeooo:rsid="0032706e"/>
    </style:style>
    <style:style style:name="T14" style:family="text">
      <style:text-properties officeooo:rsid="00332175"/>
    </style:style>
    <style:style style:name="T15" style:family="text">
      <style:text-properties officeooo:rsid="00338d4a"/>
    </style:style>
    <style:style style:name="T16" style:family="text">
      <style:text-properties fo:font-size="12pt" style:font-size-asian="12pt" style:font-size-complex="12pt"/>
    </style:style>
    <style:style style:name="T17" style:family="text">
      <style:text-properties fo:font-size="12pt" officeooo:rsid="0030eb10"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2">Bibimbap (ish)</text:span><text:span text:style-name="T8"> (</text:span><text:span text:style-name="T9">2</text:span><text:span text:style-name="T8"> portion</text:span><text:span text:style-name="T9">s</text:span><text:span text:style-name="T8">; </text:span><text:span text:style-name="T11">50</text:span><text:span text:style-name="T10"> min + pickles prep</text:span><text:span text:style-name="T8">)</text:span></text:h>
      <text:p text:style-name="Text_20_body">You can pick and choose which bits to combine, or have them all :)</text:p>
      <text:p text:style-name="Heading"><text:span text:style-name="T1">For the </text:span><text:span text:style-name="T2">pickles </text:span><text:span text:style-name="T3">(3h or overnight)</text:span></text:p>
      <text:p text:style-name="P7">½ cucumber (~180g)</text:p>
      <text:p text:style-name="P4">~75g carrot</text:p>
      <text:p text:style-name="P8">salt</text:p>
      <text:p text:style-name="P8">malt vinegar</text:p>
      <text:p text:style-name="P8">2 tsp brown/demerara sugar</text:p>
      <text:p text:style-name="P4"/>
      <text:p text:style-name="P4"/>
      <text:p text:style-name="P6"><text:span text:style-name="T13">Slice the cucumber and </text:span><text:span text:style-name="T14">scrub and </text:span><text:span text:style-name="T13">grate the carrot. Pop in a bowl </text:span><text:span text:style-name="T14">sprinkle with salt, and add</text:span> malt vinegar <text:span text:style-name="T14">until the vegetables are covered. Soak</text:span> for an hour or two, then drain and add 2 tsp brown sugar.<text:span text:style-name="T15">olive + sesame oil for frying</text:span> <text:span text:style-name="T14">L</text:span>eave for another hour or overnight, add sugar to taste <text:span text:style-name="T14">before serving</text:span>.</text:p>
      <text:p text:style-name="P7"/>
      <text:p text:style-name="P1"><text:span text:style-name="T4">For the </text:span><text:span text:style-name="T5">chicken (15 min)</text:span></text:p>
      <text:p text:style-name="P12">olive oil for frying</text:p>
      <text:p text:style-name="P11">1 tsp turmeric</text:p>
      <text:p text:style-name="P11">¼ tsp black pepper <text:span text:style-name="T15">and </text:span>salt to taste</text:p>
      <text:p text:style-name="P12"/>
      <text:p text:style-name="P11">40g fresh root ginger</text:p>
      <text:p text:style-name="P11">160g chicken <text:span text:style-name="T14">breast</text:span></text:p>
      <text:p text:style-name="P11"/>
      <text:p text:style-name="P11"/>
      <text:p text:style-name="P13">Cut the chicken into small stir-fry pieces and add a bit of salt to taste. Peel the ginger and slice into matchsticks. Fry the spices and ginger for a few seconds, then add the chicken and fry on high heat until cooked through.</text:p>
      <text:p text:style-name="P15"/>
      <text:p text:style-name="P2"><text:span text:style-name="T5">For the greenery (1</text:span><text:span text:style-name="T6">5</text:span><text:span text:style-name="T5"> min)</text:span></text:p>
      <text:p text:style-name="P4">sesame seeds</text:p>
      <text:p text:style-name="P9">olive + sesame oil for frying</text:p>
      <text:p text:style-name="P4">3 cloves garlic</text:p>
      <text:p text:style-name="P4">2 tsp dark soy sauce</text:p>
      <text:p text:style-name="P4">175g frozen green beans</text:p>
      <text:p text:style-name="P4"/>
      <text:p text:style-name="P4"/>
      <text:p text:style-name="P9">Peel and roughly chop the garlic. Dry-fry the sesame seeds (mixing occasionally) until they start to brown, then add the oil and garlic. Add the beans and fry on high heat till cooked (but crunchy), then add the soy sauce and a little hot water if you would like a sauce.</text:p>
      <text:p text:style-name="P4"/>
      <text:p text:style-name="P2"><text:span text:style-name="T4">For the </text:span><text:span text:style-name="T6">assembly</text:span><text:span text:style-name="T5"> </text:span><text:span text:style-name="T6">(</text:span><text:span text:style-name="T7">50</text:span><text:span text:style-name="T6"> min)</text:span></text:p>
      <text:p text:style-name="P4">100g kimchee</text:p>
      <text:p text:style-name="P5">2 cups brown basmati rice, <text:span text:style-name="T15">cooked in a rice cooker</text:span></text:p>
      <text:p text:style-name="P10">2 fried eggs</text:p>
      <text:p text:style-name="P3"/>
      <text:p text:style-name="P3"/>
      <text:p text:style-name="P14"><text:span text:style-name="T16">Cook the rice and serve the kimchee and pickles in small bowls. <text:s/>Assemble the remaining items in small piles around the top of the cooked rice and top with a </text:span><text:span text:style-name="T17">fried egg :</text:span><text:span text:style-name="T1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5-08-18T22:56:32.658780251</dc:date>
    <meta:editing-duration>PT6H37M31S</meta:editing-duration>
    <meta:editing-cycles>32</meta:editing-cycles>
    <meta:generator>LibreOffice/7.3.7.2$Linux_X86_64 LibreOffice_project/30$Build-2</meta:generator>
    <meta:document-statistic meta:table-count="0" meta:image-count="0" meta:object-count="0" meta:page-count="1" meta:paragraph-count="28" meta:word-count="296" meta:character-count="1548" meta:non-whitespace-character-count="1279"/>
  </office:meta>
</office:document-meta>
</file>